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tandard">
      <style:paragraph-properties fo:text-align="justify" style:justify-single-word="false"/>
      <style:text-properties style:text-line-through-style="none" style:text-line-through-type="none" style:font-name="FreeSerif" fo:font-size="16pt" officeooo:rsid="0018efb5" officeooo:paragraph-rsid="0018efb5" style:font-size-asian="16pt" style:font-size-complex="16pt"/>
    </style:style>
    <style:style style:name="P2" style:family="paragraph" style:parent-style-name="Standard">
      <style:paragraph-properties fo:text-align="justify" style:justify-single-word="false"/>
      <style:text-properties fo:font-size="16pt" officeooo:paragraph-rsid="001ef691" style:font-size-asian="16pt" style:font-size-complex="16pt"/>
    </style:style>
    <style:style style:name="P3" style:family="paragraph" style:parent-style-name="Standard">
      <style:paragraph-properties fo:text-align="justify" style:justify-single-word="false"/>
      <style:text-properties fo:font-size="16pt" officeooo:paragraph-rsid="0018efb5" style:font-size-asian="16pt" style:font-size-complex="16pt"/>
    </style:style>
    <style:style style:name="P4" style:family="paragraph" style:parent-style-name="Standard">
      <style:paragraph-properties fo:text-align="justify" style:justify-single-word="false"/>
      <style:text-properties fo:font-size="16pt" officeooo:paragraph-rsid="00250f4e" style:font-size-asian="16pt" style:font-size-complex="16pt"/>
    </style:style>
    <style:style style:name="P5" style:family="paragraph" style:parent-style-name="Standard">
      <style:paragraph-properties fo:text-align="justify" style:justify-single-word="false"/>
      <style:text-properties officeooo:paragraph-rsid="0025fc84"/>
    </style:style>
    <style:style style:name="P6" style:family="paragraph" style:parent-style-name="Subtitle">
      <style:paragraph-properties fo:text-align="end" style:justify-single-word="false"/>
      <style:text-properties officeooo:rsid="0017d2f1" officeooo:paragraph-rsid="001ef691"/>
    </style:style>
    <style:style style:name="P7" style:family="paragraph" style:parent-style-name="Title">
      <style:text-properties officeooo:paragraph-rsid="001ef691"/>
    </style:style>
    <style:style style:name="P8" style:family="paragraph" style:parent-style-name="Standard">
      <style:paragraph-properties fo:text-align="justify" style:justify-single-word="false"/>
      <style:text-properties style:text-line-through-style="none" style:text-line-through-type="none" style:font-name="FreeSerif" fo:font-size="16pt" officeooo:rsid="00117755" officeooo:paragraph-rsid="001ef691" style:font-size-asian="16pt" style:font-size-complex="16pt"/>
    </style:style>
    <style:style style:name="P9" style:family="paragraph" style:parent-style-name="Heading_20_1">
      <style:text-properties style:text-line-through-style="none" style:text-line-through-type="none" style:font-name="FreeSerif" fo:font-size="18.2000007629395pt" fo:font-weight="bold" officeooo:rsid="001ef691" officeooo:paragraph-rsid="001ef691" style:font-name-asian="Nimbus Sans1" style:font-size-asian="18.2000007629395pt" style:font-weight-asian="bold" style:font-name-complex="FreeSans" style:font-size-complex="18.2000007629395pt" style:font-weight-complex="bold"/>
    </style:style>
    <style:style style:name="P10" style:family="paragraph" style:parent-style-name="Heading_20_1" style:list-style-name="">
      <style:text-properties style:text-line-through-style="none" style:text-line-through-type="none" style:font-name="FreeSerif" fo:font-size="15pt" officeooo:rsid="0018efb5" style:font-size-asian="15pt" style:font-size-complex="15pt"/>
    </style:style>
    <style:style style:name="P11" style:family="paragraph" style:parent-style-name="Heading_20_1">
      <style:text-properties officeooo:paragraph-rsid="001ef691"/>
    </style:style>
    <style:style style:name="P12" style:family="paragraph" style:parent-style-name="Heading_20_1">
      <style:paragraph-properties fo:break-before="page"/>
      <style:text-properties fo:font-size="18pt" style:font-size-asian="18pt" style:font-size-complex="18pt"/>
    </style:style>
    <style:style style:name="P13" style:family="paragraph" style:parent-style-name="Text_20_body">
      <style:text-properties style:text-line-through-style="none" style:text-line-through-type="none" style:font-name="FreeSerif" fo:font-size="15pt" style:font-size-asian="15pt" style:font-size-complex="15pt"/>
    </style:style>
    <style:style style:name="T1" style:family="text">
      <style:text-properties style:text-line-through-style="none" style:text-line-through-type="none" style:font-name="FreeSerif"/>
    </style:style>
    <style:style style:name="T2" style:family="text">
      <style:text-properties style:text-line-through-style="none" style:text-line-through-type="none" style:font-name="FreeSerif" officeooo:rsid="00117755"/>
    </style:style>
    <style:style style:name="T3" style:family="text">
      <style:text-properties style:text-line-through-style="none" style:text-line-through-type="none" style:font-name="FreeSerif" officeooo:rsid="001270f2"/>
    </style:style>
    <style:style style:name="T4" style:family="text">
      <style:text-properties style:text-line-through-style="none" style:text-line-through-type="none" style:font-name="FreeSerif" officeooo:rsid="001389fc"/>
    </style:style>
    <style:style style:name="T5" style:family="text">
      <style:text-properties style:text-line-through-style="none" style:text-line-through-type="none" style:font-name="FreeSerif" officeooo:rsid="00165b4b"/>
    </style:style>
    <style:style style:name="T6" style:family="text">
      <style:text-properties style:text-line-through-style="none" style:text-line-through-type="none" style:font-name="FreeSerif" officeooo:rsid="00151acd"/>
    </style:style>
    <style:style style:name="T7" style:family="text">
      <style:text-properties style:text-line-through-style="none" style:text-line-through-type="none" style:font-name="FreeSerif" officeooo:rsid="00169914"/>
    </style:style>
    <style:style style:name="T8" style:family="text">
      <style:text-properties style:text-line-through-style="none" style:text-line-through-type="none" style:font-name="FreeSerif" officeooo:rsid="0018efb5"/>
    </style:style>
    <style:style style:name="T9" style:family="text">
      <style:text-properties style:text-line-through-style="none" style:text-line-through-type="none" style:font-name="FreeSerif" officeooo:rsid="0020aeca"/>
    </style:style>
    <style:style style:name="T10" style:family="text">
      <style:text-properties style:text-line-through-style="none" style:text-line-through-type="none" style:font-name="FreeSerif" officeooo:rsid="0022a260"/>
    </style:style>
    <style:style style:name="T11" style:family="text">
      <style:text-properties style:text-line-through-style="none" style:text-line-through-type="none" style:font-name="FreeSerif" officeooo:rsid="00250f4e"/>
    </style:style>
    <style:style style:name="T12" style:family="text">
      <style:text-properties style:text-line-through-style="none" style:text-line-through-type="none" style:font-name="FreeSerif" fo:font-weight="bold" officeooo:rsid="00250f4e" style:font-name-asian="Nimbus Sans1" style:font-weight-asian="bold" style:font-name-complex="FreeSans" style:font-weight-complex="bold"/>
    </style:style>
    <style:style style:name="T13" style:family="text">
      <style:text-properties style:text-line-through-style="none" style:text-line-through-type="none" style:font-name="FreeSerif" officeooo:rsid="001a4c6e"/>
    </style:style>
    <style:style style:name="T14" style:family="text">
      <style:text-properties style:text-line-through-style="none" style:text-line-through-type="none" style:font-name="FreeSerif" officeooo:rsid="001b8c41"/>
    </style:style>
    <style:style style:name="T15" style:family="text">
      <style:text-properties style:text-line-through-style="none" style:text-line-through-type="none" style:font-name="FreeSerif" fo:font-size="16pt" officeooo:rsid="001b8c41" style:font-size-asian="16pt" style:font-size-complex="16pt"/>
    </style:style>
    <style:style style:name="T16" style:family="text">
      <style:text-properties style:text-line-through-style="none" style:text-line-through-type="none" style:font-name="FreeSerif" fo:font-size="16pt" officeooo:rsid="00250f4e" style:font-size-asian="16pt" style:font-size-complex="16pt"/>
    </style:style>
    <style:style style:name="T17" style:family="text">
      <style:text-properties style:text-line-through-style="none" style:text-line-through-type="none" style:font-name="FreeSerif" fo:font-size="16pt" officeooo:rsid="0022a260" style:font-size-asian="16pt" style:font-size-complex="16pt"/>
    </style:style>
    <style:style style:name="T18" style:family="text">
      <style:text-properties style:text-line-through-style="none" style:text-line-through-type="none" style:font-name="FreeSerif" fo:font-size="16pt" officeooo:rsid="0025fc84" style:font-size-asian="16pt" style:font-size-complex="16pt"/>
    </style:style>
    <style:style style:name="T19" style:family="text">
      <style:text-properties style:text-line-through-style="none" style:text-line-through-type="none" style:font-name="FreeSerif" fo:font-size="18pt" fo:font-weight="bold" officeooo:rsid="00117755" style:font-name-asian="Nimbus Sans1" style:font-size-asian="18pt" style:font-weight-asian="bold" style:font-name-complex="FreeSans" style:font-size-complex="18pt" style:font-weight-complex="bold"/>
    </style:style>
    <style:style style:name="T20" style:family="text">
      <style:text-properties style:text-line-through-style="none" style:text-line-through-type="none" style:font-name="FreeSerif" fo:font-size="18pt" fo:font-weight="bold" officeooo:rsid="001ef691" style:font-name-asian="Nimbus Sans1" style:font-size-asian="18pt" style:font-weight-asian="bold" style:font-name-complex="FreeSans" style:font-size-complex="18pt" style:font-weight-complex="bold"/>
    </style:style>
    <style:style style:name="T21" style:family="text">
      <style:text-properties style:text-line-through-style="none" style:text-line-through-type="none" style:font-name="FreeSerif" fo:font-size="18pt" fo:font-weight="bold" officeooo:rsid="0027046b" style:font-name-asian="Nimbus Sans1" style:font-size-asian="18pt" style:font-weight-asian="bold" style:font-name-complex="FreeSans" style:font-size-complex="18pt" style:font-weight-complex="bold"/>
    </style:style>
    <style:style style:name="T22" style:family="text">
      <style:text-properties officeooo:rsid="005e57e3"/>
    </style:style>
    <style:style style:name="T23" style:family="text">
      <style:text-properties officeooo:rsid="00117755"/>
    </style:style>
    <style:style style:name="T24" style:family="text">
      <style:text-properties officeooo:rsid="0017d2f1"/>
    </style:style>
    <style:style style:name="T25" style:family="text">
      <style:text-properties style:font-name="Nimbus Sans" fo:font-size="28pt" fo:font-weight="bold" officeooo:rsid="001ef691" style:font-name-asian="Nimbus Sans1" style:font-size-asian="28pt" style:font-weight-asian="bold" style:font-name-complex="FreeSans" style:font-size-complex="28pt" style:font-weight-complex="bold"/>
    </style:style>
    <style:style style:name="T26" style:family="text">
      <style:text-properties style:font-name="FreeSerif" fo:font-size="16pt" style:font-size-asian="16pt" style:font-size-complex="16pt"/>
    </style:style>
    <style:style style:name="T27" style:family="text">
      <style:text-properties style:font-name="FreeSerif" fo:font-size="16pt" officeooo:rsid="0025fc84" style:font-size-asian="16pt" style:font-size-complex="16pt"/>
    </style:style>
    <style:style style:name="T28" style:family="text">
      <style:text-properties officeooo:rsid="002704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5">Relatório</text:span><text:span text:style-name="T24"> – </text:span><text:span text:style-name="T25">Álgebra Linear</text:span></text:p>
      <text:p text:style-name="P6">Gabriel Gian, <text:span text:style-name="T22">4</text:span>° período</text:p>
      <text:h text:style-name="P9" text:outline-level="1"/>
      <text:h text:style-name="P11" text:outline-level="1"><text:span text:style-name="T19">D</text:span><text:span text:style-name="T20">iagonalização de </text:span><text:span text:style-name="T21">operadores</text:span></text:h>
      <text:p text:style-name="P8"/>
      <text:p text:style-name="P2"><text:span text:style-name="T2"><text:tab/>A diagonalização ocorre quando uma matriz quadrada A, multiplicada por P invertida (elevada a 1) e P, result</text:span><text:span text:style-name="T9">a</text:span><text:span text:style-name="T2"> na matriz diagonal – o que é chamado de decomposição espectral. </text:span><text:span text:style-name="T3">Para obter-se P, deve-se calcular os autovalores e autovetores. Os autovalores podem ser calculados pela determinante de (A – λI) = 0, onde A é a matriz a ser diagonalizada, λ é um número real e I é a matriz identidade. Após resolver a função de </text:span><text:span text:style-name="T9">n grau </text:span><text:span text:style-name="T3">encontrada </text:span><text:span text:style-name="T9">(de acordo, muitas vezes, com o tamanho da matriz)</text:span><text:span text:style-name="T3">, obtém-se dois </text:span><text:span text:style-name="T4">resultados, λ1 e λ2</text:span><text:span text:style-name="T3">. Faz-se então duas equações </text:span><text:span text:style-name="T5">P </text:span><text:span text:style-name="T4">advindas</text:span><text:span text:style-name="T3"> da matriz A </text:span><text:span text:style-name="T4">decrescida da matriz identidade multiplicada por λ, substituindo, nas duas equações, λ por λ1 e λ2 respectivamente, assim resultando em uma nova matriz A a ser multiplicada por </text:span><text:span text:style-name="T3">um vetor monodimensional, </text:span><text:span text:style-name="T4">igualando a 0. </text:span></text:p>
      <text:p text:style-name="P3"><text:span text:style-name="T4"><text:tab/></text:span><text:span text:style-name="T6">Resolvendo-se os sistemas resultantes, encontra-se uma relação entre os vetores x </text:span><text:span text:style-name="T5">e y,</text:span><text:span text:style-name="T6"> que descreve os autovetores. </text:span><text:span text:style-name="T5">Pode-se, então, </text:span><text:span text:style-name="T10">descrever</text:span><text:span text:style-name="T5"> a matriz P usando os dois autovetores obtidos, e também, a matriz diagonal D com os dois autovalores. A matriz D pode ser formada como uma matriz identidade em que os números da diagonal principal são os autovalores obtidos – tomando-se </text:span><text:span text:style-name="T7">D</text:span><text:span text:style-name="T5"> por uma matriz 2x2, seriam os elementos </text:span><text:span text:style-name="T7">D(</text:span><text:span text:style-name="T5">1, 1) e </text:span><text:span text:style-name="T7">D</text:span><text:span text:style-name="T5">(2, 2). Concomitantemente, a matriz P é formada pelo autovetor obtido </text:span><text:span text:style-name="T7">de determinado autovalor, disposto na vertical, de acordo com a disposição do mesmo na matriz D, de modo que o autovetor (x, y) obtido por λ1, por exemplo, dado que λ1 esteja associado ao elemento D(1, 1), do exemplo anterior, seja disposto na primeira coluna de cima para baixo, ou seja, P(1, 1) = x e P(2, 1) = y. </text:span><text:span text:style-name="T8">Assim sendo, tem-se todos os dados necessários para que a fórmula inicial, sendo necessário apenas obter-se a inversa de P.</text:span></text:p>
      <text:h text:style-name="P10" text:outline-level="1"/>
      <text:h text:style-name="P12" text:outline-level="1"><text:span text:style-name="T8">A</text:span><text:span text:style-name="T1">plicações </text:span><text:span text:style-name="T11">da diagonalização de </text:span><text:span text:style-name="T12">operadores</text:span></text:h>
      <text:p text:style-name="P13"/>
      <text:p text:style-name="P4"><text:span text:style-name="T8"><text:tab/></text:span><text:span text:style-name="T11">As aplicações da diagonalização de matrizes estão relacionadas com t</text:span><text:span text:style-name="T10">odas as possibilidades</text:span><text:span text:style-name="T13"> </text:span><text:span text:style-name="T10">engendradas pela capacidade </text:span><text:span text:style-name="T13">de refatorar uma matriz em formas convenientes para </text:span><text:span text:style-name="T10">uma </text:span><text:span text:style-name="T13">dada situação. </text:span><text:span text:style-name="T11">No âmbito da computação, este cálculo</text:span><text:span text:style-name="T13"> é de suma importância em equações diferenciais, </text:span><text:span text:style-name="T14">assim como aplicações envolvendo processos Markov, como por exemplo o algoritmo de avaliação de páginas </text:span><text:span text:style-name="T10">usado pel</text:span><text:span text:style-name="T14">o Google </text:span><text:span text:style-name="T10">para determinar a relevância de determinada página e retorná-la mais próxima da primeira página de acordo com dita relevância</text:span><text:span text:style-name="T14">. </text:span><text:span text:style-name="T11">Na análise de sistemas, pode-se fazer bom uso da diagonalização de operadores, pois ela possibilita que sejam obtidas informações importantes a respeito de componentes independentes (autovetores) de um sistema, além de indicar sua relevância e importância individualmente (autovalores). Portanto, torna-se possível caracterizar um sistema de maneira que não seria possível apenas observando os dados originais.</text:span></text:p>
      <text:p text:style-name="P5"><text:span text:style-name="T15"><text:tab/></text:span><text:span text:style-name="T18">Geometricamente, uma matriz diagonalizável é uma dilatação inomogênea, pois ela escala o espaço, assim como uma dilatação homogênea, porém por um fator diferente a cada eixo de autovetores, fator este que é dado correspondentemente a determinado autovalor. </text:span><text:span text:style-name="T16">No que concerne à </text:span><text:span text:style-name="T17">Mecânica, </text:span><text:span text:style-name="T18">a diagonalização pode,</text:span><text:span text:style-name="T17"> por exemplo, </text:span><text:span text:style-name="T18">auxiliar </text:span><text:span text:style-name="T17">no cálculo dos eixos principais da inércia – onde o tensor da inércia é a matriz diagonalizada. </text:span><text:span text:style-name="T18">Em computações da mecânica e química quântica, a diagonalização de matrizes é um dos processos numéricos com uso mais frequente. Basicamente, a equação temporalmente independente de </text:span><text:span text:style-name="T26">Schrödinger </text:span><text:span text:style-name="T27">é uma equação de autovalor, embora seja aplicada, na maioria das situações físicas, em um espaço dimensionalmente infinito (um espaço de Hilbert). A teoria da perturbação de primeira ordem também resulta em um problema de autovalores para estados degenerados.</text:span></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9:02:54.649507056</meta:creation-date>
    <dc:date>2020-11-27T19:25:54.999258239</dc:date>
    <meta:editing-duration>PT56M46S</meta:editing-duration>
    <meta:editing-cycles>12</meta:editing-cycles>
    <meta:generator>LibreOffice/7.0.3.1$Linux_X86_64 LibreOffice_project/00$Build-1</meta:generator>
    <meta:document-statistic meta:table-count="0" meta:image-count="0" meta:object-count="0" meta:page-count="2" meta:paragraph-count="9" meta:word-count="572" meta:character-count="3673" meta:non-whitespace-character-count="3098"/>
  </office:meta>
</office:document-meta>
</file>